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Week 1-02:</text:span></text:p>
      <text:p text:style-name="P1"><text:span text:style-name="T1">ROLL NO:241801278</text:span></text:p>
      <text:p text:style-name="P1"><text:span text:style-name="T1">NAME:Sudiksha S </text:span></text:p>
      <text:p text:style-name="P1"><text:span text:style-name="T1">Q1)Write a program to input a name (as a single character) and marks of three tests as m1,</text:span></text:p>
      <text:p text:style-name="P1"><text:span text:style-name="T1">m2, and m3 of a student considering all the three marks have been given in integer format.</text:span></text:p>
      <text:p text:style-name="P1"><text:span text:style-name="T1">Now, you need to calculate the average of the given marks and print it along with the name</text:span></text:p>
      <text:p text:style-name="P1"><text:span text:style-name="T1">as mentioned in the output format section.</text:span></text:p>
      <text:p text:style-name="P1"><text:span text:style-name="T1">All the test marks are in integers and hence calculate the average in integer as well. That</text:span></text:p>
      <text:p text:style-name="P1"><text:span text:style-name="T1">is, you need to print the integer part of the average only and neglect the decimal part.</text:span></text:p>
      <text:p text:style-name="P1"><text:span text:style-name="T1">Input Format :</text:span></text:p>
      <text:p text:style-name="P1"><text:span text:style-name="T1">Line 1 : Name(Single character)</text:span></text:p>
      <text:p text:style-name="P1"><text:span text:style-name="T1">Line 2 : Marks scored in the 3 tests separated by single space.</text:span></text:p>
      <text:p text:style-name="P1"><text:span text:style-name="T1">Output Format:</text:span></text:p>
      <text:p text:style-name="P1"><text:span text:style-name="T1">First line of output prints the name of the student. Second line of the output prints the</text:span></text:p>
      <text:p text:style-name="P1"><text:span text:style-name="T1">average mark.</text:span></text:p>
      <text:p text:style-name="P1"><text:span text:style-name="T1">Sample Input 1 :</text:span></text:p>
      <text:p text:style-name="P1"><text:span text:style-name="T1">A</text:span></text:p>
      <text:p text:style-name="P1"><text:span text:style-name="T1">3 4 6</text:span></text:p>
      <text:p text:style-name="P1"><text:span text:style-name="T1">Sample Output 1 :</text:span></text:p>
      <text:p text:style-name="P1"><text:span text:style-name="T1">A</text:span></text:p>
      <text:p text:style-name="P1"><text:span text:style-name="T1">4</text:span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2"/></text:p>
      <text:p text:style-name="P2"><draw:frame text:anchor-type="as-char" svg:width="152.40mm" svg:height="85.73mm" style:rel-width="scale" style:rel-height="scale"><draw:object-ole xlink:href="OleObj2"/><draw:image xlink:href="ObjectReplacements/OleObj2"/></draw:frame><text:span text:style-name="T2"/></text:p>
      <text:p text:style-name="P2"><text:span text:style-name="T3">Q2) Some C data types,their format specifiers and their most common bit widths are as follows:</text:span></text:p>
      <text:p text:style-name="P2"><text:span text:style-name="T3">Int("%d"):32 Bit integer</text:span></text:p>
      <text:p text:style-name="P2"><text:span text:style-name="T3">Long("%ld"):64 bit integer</text:span></text:p>
      <text:p text:style-name="P2"><text:span text:style-name="T3">Char("%c"):Character type</text:span></text:p>
      <text:p text:style-name="P2"><text:span text:style-name="T3">Float("%f"):32 bit real value</text:span></text:p>
      <text:p text:style-name="P2"><text:span text:style-name="T3">Double("%lf"):64 bit real value</text:span></text:p>
      <text:p text:style-name="P2"><text:span text:style-name="T3">Input Format</text:span></text:p>
      <text:p text:style-name="P2"><text:span text:style-name="T3">Input consists of the following space-separated values: int, long, char, float, and double,</text:span></text:p>
      <text:p text:style-name="P2"><text:span text:style-name="T3">respectively.</text:span></text:p>
      <text:p text:style-name="P2"><text:span text:style-name="T3">Output Format</text:span></text:p>
      <text:p text:style-name="P2"><text:span text:style-name="T3">Print each element on a new line in the same order it was received as input. Note that the</text:span></text:p>
      <text:p text:style-name="P2"><text:span text:style-name="T3">floating-point value should be correct up to 3 decimal places and the double to 9 decimal</text:span></text:p>
      <text:p text:style-name="P2"><text:span text:style-name="T3">places.</text:span></text:p>
      <text:p text:style-name="P2"><text:span text:style-name="T3">Sample Input</text:span></text:p>
      <text:p text:style-name="P2"><text:span text:style-name="T3">3</text:span></text:p>
      <text:p text:style-name="P2"><text:span text:style-name="T3">12345678912345</text:span></text:p>
      <text:p text:style-name="P2"><text:span text:style-name="T3">a</text:span></text:p>
      <text:p text:style-name="P2"><text:span text:style-name="T3">334.23</text:span></text:p>
      <text:p text:style-name="P2"><text:span text:style-name="T3">14049.30493</text:span></text:p>
      <text:p text:style-name="P2"><text:span text:style-name="T3">Sample Output</text:span></text:p>
      <text:p text:style-name="P2"><text:span text:style-name="T3">3</text:span></text:p>
      <text:p text:style-name="P2"><text:span text:style-name="T3">12345678912345</text:span></text:p>
      <text:p text:style-name="P2"><text:span text:style-name="T3">a</text:span></text:p>
      <text:p text:style-name="P2"><text:span text:style-name="T3">334.230</text:span></text:p>
      <text:p text:style-name="P2"><text:span text:style-name="T3">14049.304930000</text:span></text:p>
      <text:p text:style-name="P2"><text:span text:style-name="T3">ROLL NO:241801278</text:span></text:p>
      <text:p text:style-name="P2"><text:span text:style-name="T3">NAME:Sudiksha S </text:span></text:p>
      <text:p text:style-name="P2"><draw:frame text:anchor-type="as-char" svg:width="152.40mm" svg:height="85.73mm" style:rel-width="scale" style:rel-height="scale"><draw:object-ole xlink:href="OleObj3"/><draw:image xlink:href="ObjectReplacements/OleObj3"/></draw:frame><text:span text:style-name="T4"/></text:p>
      <text:p text:style-name="P2"><text:span text:style-name="T5">Q3) Write a program to print the ASCII value and the two adjacent characters of the given character.</text:span></text:p>
      <text:p text:style-name="P2"><text:span text:style-name="T5">Input Format: Reads the character</text:span></text:p>
      <text:p text:style-name="P2"><text:span text:style-name="T5">Output Format: First line prints the ascii value, second line prints the previous character</text:span></text:p>
      <text:p text:style-name="P2"><text:span text:style-name="T5">and next character of the input character</text:span></text:p>
      <text:p text:style-name="P2"><text:span text:style-name="T5">Sample Input 1:</text:span></text:p>
      <text:p text:style-name="P2"><text:span text:style-name="T5">E</text:span></text:p>
      <text:p text:style-name="P2"><text:span text:style-name="T5">Sample Output 1:</text:span></text:p>
      <text:p text:style-name="P2"><text:span text:style-name="T5">69</text:span></text:p>
      <text:p text:style-name="P2"><text:span text:style-name="T5">D F</text:span></text:p>
      <text:p text:style-name="P2"><text:span text:style-name="T5">ROLL NO:241801278</text:span></text:p>
      <text:p text:style-name="P2"><text:span text:style-name="T5">NAME:Sudiksha S</text:span></text:p>
      <text:p text:style-name="P2"><draw:frame text:anchor-type="as-char" svg:width="152.40mm" svg:height="85.73mm" style:rel-width="scale" style:rel-height="scale"><draw:object-ole xlink:href="OleObj4"/><draw:image xlink:href="ObjectReplacements/OleObj4"/></draw:frame><text:span text:style-name="T6"/></text:p>
      <text:p text:style-name="P2"><text:span text:style-name="T6"/></text:p>
      <text:p text:style-name="P2"><text:span text:style-name="T6"/></text:p>
      <text:p text:style-name="P2"><text:span text:style-name="T7"><text:s/></text:span></text:p>
      <text:p text:style-name="P2"><text:span text:style-name="T8"/></text:p>
      <text:p text:style-name="P3"><text:span text:style-name="T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